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8.923cm" fo:margin-left="-0.106cm" fo:margin-top="0cm" fo:margin-bottom="0cm" table:align="left"/>
    </style:style>
    <style:style style:name="Taula1.A" style:family="table-column">
      <style:table-column-properties style:column-width="4.477cm"/>
    </style:style>
    <style:style style:name="Taula1.B" style:family="table-column">
      <style:table-column-properties style:column-width="3.778cm"/>
    </style:style>
    <style:style style:name="Taula1.C" style:family="table-column">
      <style:table-column-properties style:column-width="3.447cm"/>
    </style:style>
    <style:style style:name="Taula1.D" style:family="table-column">
      <style:table-column-properties style:column-width="3.611cm"/>
    </style:style>
    <style:style style:name="Taula1.1" style:family="table-row">
      <style:table-row-properties style:min-row-height="0.873cm" fo:keep-together="auto"/>
    </style:style>
    <style:style style:name="Taula1.A1" style:family="table-cell">
      <style:table-cell-properties style:vertical-align="bottom" fo:padding-left="0.053cm" fo:padding-right="0.053cm" fo:padding-top="0cm" fo:padding-bottom="0cm" fo:border="none"/>
    </style:style>
    <style:style style:name="Taula1.2" style:family="table-row">
      <style:table-row-properties style:min-row-height="1.111cm" fo:keep-together="auto"/>
    </style:style>
    <style:style style:name="Taula1.3" style:family="table-row">
      <style:table-row-properties style:min-row-height="2.54cm" fo:keep-together="auto"/>
    </style:style>
    <style:style style:name="Taula1.A3" style:family="table-cell">
      <style:table-cell-properties style:vertical-align="middle" fo:padding-left="0.053cm" fo:padding-right="0.053cm" fo:padding-top="0cm" fo:padding-bottom="0cm" fo:border="none"/>
    </style:style>
    <style:style style:name="Taula1.B3" style:family="table-cell">
      <style:table-cell-properties style:vertical-align="" fo:padding-left="0.053cm" fo:padding-right="0.053cm" fo:padding-top="0cm" fo:padding-bottom="0cm" fo:border="none"/>
    </style:style>
    <style:style style:name="Taula1.4" style:family="table-row">
      <style:table-row-properties style:min-row-height="1.834cm" fo:keep-together="auto"/>
    </style:style>
    <style:style style:name="Taula1.5" style:family="table-row">
      <style:table-row-properties style:min-row-height="2.893cm" fo:keep-together="auto"/>
    </style:style>
    <style:style style:name="Taula1.6" style:family="table-row">
      <style:table-row-properties style:min-row-height="2.187cm" fo:keep-together="auto"/>
    </style:style>
    <style:style style:name="Taula1.7" style:family="table-row">
      <style:table-row-properties style:min-row-height="1.129cm" fo:keep-together="auto"/>
    </style:style>
    <style:style style:name="Taula1.8" style:family="table-row">
      <style:table-row-properties style:min-row-height="1.482cm" fo:keep-together="auto"/>
    </style:style>
    <style:style style:name="P1" style:family="paragraph" style:parent-style-name="Standard">
      <style:paragraph-properties fo:text-align="start" style:justify-single-word="false">
        <style:tab-stops/>
      </style:paragraph-properties>
      <style:text-properties style:font-name="Calibri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Calibri" fo:font-size="11pt" style:font-size-asian="11pt" style:font-size-complex="11pt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 table:number-columns-repeated="2"/>
        <table:table-row table:style-name="Taula1.1">
          <table:table-cell table:style-name="Taula1.A1" table:number-columns-spanned="5" office:value-type="string">
            <text:p text:style-name="P1"><text:span text:style-name="T1">RUBRICA TREBALL RECERCA I EXPOSICIÓ. </text:span></text:p>
          </table:table-cell>
          <table:covered-table-cell/>
          <table:covered-table-cell/>
          <table:covered-table-cell/>
          <table:covered-table-cell/>
        </table:table-row>
        <table:table-row table:style-name="Taula1.2">
          <table:table-cell table:style-name="Taula1.A1" office:value-type="string">
            <text:p text:style-name="P1"/>
          </table:table-cell>
          <table:table-cell table:style-name="Taula1.A1" office:value-type="string">
            <text:p text:style-name="P2"><text:span text:style-name="T1">No Assolit</text:span><text:line-break/><text:span text:style-name="T1">0 - 3,9</text:span></text:p>
          </table:table-cell>
          <table:table-cell table:style-name="Taula1.A1" office:value-type="string">
            <text:p text:style-name="P2"><text:span text:style-name="T1">Bàsicament assolit</text:span><text:line-break/><text:span text:style-name="T1">4 - 5,9</text:span></text:p>
          </table:table-cell>
          <table:table-cell table:style-name="Taula1.A1" office:value-type="string">
            <text:p text:style-name="P2"><text:span text:style-name="T1">Assolit</text:span><text:line-break/><text:span text:style-name="T1">6 - 7,9</text:span></text:p>
          </table:table-cell>
          <table:table-cell table:style-name="Taula1.A1" office:value-type="string">
            <text:p text:style-name="P2"><text:span text:style-name="T1">Totalment assolit</text:span><text:line-break/><text:span text:style-name="T1">8 - 10</text:span></text:p>
          </table:table-cell>
        </table:table-row>
        <table:table-row table:style-name="Taula1.3">
          <table:table-cell table:style-name="Taula1.A3" office:value-type="string">
            <text:p text:style-name="P1"><text:span text:style-name="T1">Exposició (25%)</text:span></text:p>
          </table:table-cell>
          <table:table-cell table:style-name="Taula1.B3" office:value-type="string">
            <text:p text:style-name="P1">No hi ha hagut una presentació ordenada i bàsica d'objectius, continguts i conclusions.</text:p>
          </table:table-cell>
          <table:table-cell table:style-name="Taula1.B3" office:value-type="string">
            <text:p text:style-name="P1">La presentació dels continguts no ha estat clara ni <text:s/>ordenada. S'han esmentat objectius, continguts i conclusions.</text:p>
          </table:table-cell>
          <table:table-cell table:style-name="Taula1.B3" office:value-type="string">
            <text:p text:style-name="P1">La presentació dels continguts ha estat correcte. No s'han exposat conclusions o no han estat d'acord amb l'objectiu proposat.</text:p>
          </table:table-cell>
          <table:table-cell table:style-name="Taula1.B3" office:value-type="string">
            <text:p text:style-name="P1">El grup ha fet una correcta i ordenada presentació dels objectius, continguts i conclusions del treball.</text:p>
          </table:table-cell>
        </table:table-row>
        <table:table-row table:style-name="Taula1.4">
          <table:table-cell table:style-name="Taula1.A3" office:value-type="string">
            <text:p text:style-name="P1"><text:span text:style-name="T1">Contingut (25%)</text:span></text:p>
          </table:table-cell>
          <table:table-cell table:style-name="Taula1.B3" office:value-type="string">
            <text:p text:style-name="P1">Els continguts no són suficients, falten continguts importants.</text:p>
          </table:table-cell>
          <table:table-cell table:style-name="Taula1.B3" office:value-type="string">
            <text:p text:style-name="P1">Els continguts són suficients però falten continguts rellevants.</text:p>
          </table:table-cell>
          <table:table-cell table:style-name="Taula1.B3" office:value-type="string">
            <text:p text:style-name="P1">Els continguts són adequats.</text:p>
          </table:table-cell>
          <table:table-cell table:style-name="Taula1.B3" office:value-type="string">
            <text:p text:style-name="P1">Els continguts són adequats, es centre en els aspectes rellevants, i poden incloure detalls d'interès.</text:p>
          </table:table-cell>
        </table:table-row>
        <table:table-row table:style-name="Taula1.5">
          <table:table-cell table:style-name="Taula1.A3" office:value-type="string">
            <text:p text:style-name="P1"><text:span text:style-name="T1">Material de suport (20%)</text:span></text:p>
          </table:table-cell>
          <table:table-cell table:style-name="Taula1.B3" office:value-type="string">
            <text:p text:style-name="P1">És poc visual i poc treballat. La informació del suport només és llegida.</text:p>
          </table:table-cell>
          <table:table-cell table:style-name="Taula1.B3" office:value-type="string">
            <text:p text:style-name="P1">El material no és adequat tot i que és visualment agradable. És poc visual tot i que el material és l'adequat.</text:p>
          </table:table-cell>
          <table:table-cell table:style-name="Taula1.B3" office:value-type="string">
            <text:p text:style-name="P1">Ben treballat visualment però no il·lustra els continguts més importants. És adequat al contingut i està ben treballat visualment però hi ha excés de texte.</text:p>
          </table:table-cell>
          <table:table-cell table:style-name="Taula1.B3" office:value-type="string">
            <text:p text:style-name="P1">Molt ben treballat visualment i adequat als continguts.</text:p>
          </table:table-cell>
        </table:table-row>
        <table:table-row table:style-name="Taula1.6">
          <table:table-cell table:style-name="Taula1.A3" office:value-type="string">
            <text:p text:style-name="P1"><text:span text:style-name="T1">Llenguatge no verbal (5%)</text:span></text:p>
          </table:table-cell>
          <table:table-cell table:style-name="Taula1.B3" office:value-type="string">
            <text:p text:style-name="P1">La gesticulació és absent o excessiva. Dificulta la transmissió de continguts. La mirada queda fixa en un indret invariable.</text:p>
          </table:table-cell>
          <table:table-cell table:style-name="Taula1.B3" office:value-type="string">
            <text:p text:style-name="P1">La gesticulació que acompanya el llenguatge verbal no és adient.</text:p>
          </table:table-cell>
          <table:table-cell table:style-name="Taula1.B3" office:value-type="string">
            <text:p text:style-name="P1">La mirada o la gesticulació no aconsegueix copsar l'interès del receptor.</text:p>
          </table:table-cell>
          <table:table-cell table:style-name="Taula1.B3" office:value-type="string">
            <text:p text:style-name="P1">La mirada s'estén per tota la classe. Els braços descriuen moviments harmònics amb la veu. La paraula s'adia amb el gest.</text:p>
          </table:table-cell>
        </table:table-row>
        <table:table-row table:style-name="Taula1.7">
          <table:table-cell table:style-name="Taula1.A3" office:value-type="string">
            <text:p text:style-name="P1"><text:span text:style-name="T1">Llenguatge verbal (5%)</text:span></text:p>
          </table:table-cell>
          <table:table-cell table:style-name="Taula1.B3" office:value-type="string">
            <text:p text:style-name="P1">El llenguatge emprat no és correcte.</text:p>
          </table:table-cell>
          <table:table-cell table:style-name="Taula1.B3" office:value-type="string">
            <text:p text:style-name="P1">Hi ha mancances d'expressió i de vocabulari.</text:p>
          </table:table-cell>
          <table:table-cell table:style-name="Taula1.B3" office:value-type="string">
            <text:p text:style-name="P1">El llenguatge és correcte i adequat en general.</text:p>
          </table:table-cell>
          <table:table-cell table:style-name="Taula1.B3" office:value-type="string">
            <text:p text:style-name="P1">Molt bona locució, adequació i ús del vocabulari específic.</text:p>
          </table:table-cell>
        </table:table-row>
        <table:table-row table:style-name="Taula1.8">
          <table:table-cell table:style-name="Taula1.A3" office:value-type="string">
            <text:p text:style-name="P1"><text:span text:style-name="T1">Resposta a les preguntes que se'ls formulen (10%)</text:span></text:p>
          </table:table-cell>
          <table:table-cell table:style-name="Taula1.B3" office:value-type="string">
            <text:p text:style-name="P1">No han sabut respondre correctament les preguntes després de l'exposició.</text:p>
          </table:table-cell>
          <table:table-cell table:style-name="Taula1.B3" office:value-type="string">
            <text:p text:style-name="P1">Només han contestat part de les qüestions.</text:p>
          </table:table-cell>
          <table:table-cell table:style-name="Taula1.B3" office:value-type="string">
            <text:p text:style-name="P1">Si, però falten arguments.</text:p>
          </table:table-cell>
          <table:table-cell table:style-name="Taula1.B3" office:value-type="string">
            <text:p text:style-name="P1">Si, han contestat correctament.</text:p>
          </table:table-cell>
        </table:table-row>
        <table:table-row table:style-name="Taula1.4">
          <table:table-cell table:style-name="Taula1.A3" office:value-type="string">
            <text:p text:style-name="P1"><text:span text:style-name="T1">Adequació del temps (5%)</text:span></text:p>
          </table:table-cell>
          <table:table-cell table:style-name="Taula1.B3" office:value-type="string">
            <text:p text:style-name="P1">Massa curt o massa llarg. Distribució irregular dels temps entre els membres del grup.</text:p>
          </table:table-cell>
          <table:table-cell table:style-name="Taula1.B3" office:value-type="string">
            <text:p text:style-name="P1">Distribució equitativa, però temps total no ajustat. Temps total ajustat però distribució irregular.</text:p>
          </table:table-cell>
          <table:table-cell table:style-name="Taula1.B3" office:value-type="string">
            <text:p text:style-name="P1">Petita desviació del temps, parcial o total.</text:p>
          </table:table-cell>
          <table:table-cell table:style-name="Taula1.B3" office:value-type="string">
            <text:p text:style-name="P1">Distribució equitativa i temps total ajustat.</text:p>
          </table:table-cell>
        </table:table-row>
        <table:table-row table:style-name="Taula1.8">
          <table:table-cell table:style-name="Taula1.A3" office:value-type="string">
            <text:p text:style-name="P1"><text:span text:style-name="T1">Ortografia i sintaxi del contingut (5%)</text:span></text:p>
          </table:table-cell>
          <table:table-cell table:style-name="Taula1.B3" office:value-type="string">
            <text:p text:style-name="P1">El contingut té bastant errors d'ortografia i errors sintàctics o lingüístics.</text:p>
          </table:table-cell>
          <table:table-cell table:style-name="Taula1.B3" office:value-type="string">
            <text:p text:style-name="P1">Contingut amb alguns errors sintàctics o lingüístics.</text:p>
          </table:table-cell>
          <table:table-cell table:style-name="Taula1.B3" office:value-type="string">
            <text:p text:style-name="P1">Contingut sense errors sintàctics o lingüístics però amb algun error d'ortografia.</text:p>
          </table:table-cell>
          <table:table-cell table:style-name="Taula1.B3" office:value-type="string">
            <text:p text:style-name="P1">Contingut ben estructurat sintàcticament i sense errors d'ortografi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ca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76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2-12T18:18:52.905000000</dc:date>
    <meta:editing-duration>PT1M16S</meta:editing-duration>
    <meta:editing-cycles>1</meta:editing-cycles>
    <meta:document-statistic meta:table-count="1" meta:image-count="0" meta:object-count="0" meta:page-count="1" meta:paragraph-count="45" meta:word-count="416" meta:character-count="2712" meta:non-whitespace-character-count="2339"/>
    <meta:generator>LibreOffice/7.3.5.2$Windows_X86_64 LibreOffice_project/184fe81b8c8c30d8b5082578aee2fed2ea847c01</meta:generator>
  </office:meta>
</office:document-meta>
</file>